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d5ac"/>
    </style:style>
    <style:style style:name="P2" style:family="paragraph" style:parent-style-name="Standard">
      <style:text-properties fo:font-size="16pt" officeooo:rsid="000dd5ac" officeooo:paragraph-rsid="000dd5ac" style:font-size-asian="16pt" style:font-size-complex="16pt"/>
    </style:style>
    <style:style style:name="T1" style:family="text">
      <style:text-properties fo:font-size="24pt" officeooo:rsid="00097090" style:font-size-asian="24pt" style:font-size-complex="24pt"/>
    </style:style>
    <style:style style:name="T2" style:family="text">
      <style:text-properties fo:font-size="24pt" officeooo:rsid="000dd5ac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ASSIGNMENT <text:s/></text:span><text:span text:style-name="T2">3</text:span></text:p>
      <text:p text:style-name="P1"><text:span text:style-name="T2"/></text:p>
      <text:p text:style-name="P2">1. Does ANSI recognize the data type DATE?</text:p>
      <text:p text:style-name="P2"/>
      <text:p text:style-name="P2">-&gt; Yes DATE is recognized by American National Standards Institute.</text:p>
      <text:p text:style-name="P2"/>
      <text:p text:style-name="P2">2. Which Subdivision of SQL is used to insert values in tables?</text:p>
      <text:p text:style-name="P2"/>
      <text:p text:style-name="P2">-&gt; SQL has 4 Subdivisions DDL,DML,DCL,DQL</text:p>
      <text:p text:style-name="P2"><text:s text:c="5"/>INSERT falls in Data Manipulation Language Subdivision.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07:17.313621453</meta:creation-date>
    <dc:date>2023-09-10T23:13:26.892194360</dc:date>
    <meta:editing-duration>PT6M10S</meta:editing-duration>
    <meta:editing-cycles>1</meta:editing-cycles>
    <meta:document-statistic meta:table-count="0" meta:image-count="0" meta:object-count="0" meta:page-count="1" meta:paragraph-count="7" meta:word-count="45" meta:character-count="291" meta:non-whitespace-character-count="241"/>
    <meta:generator>LibreOffice/7.3.7.2$Linux_X86_64 LibreOffice_project/30$Build-2</meta:generator>
  </office:meta>
</office:document-meta>
</file>